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oken -&gt; digito Numero | + Asignacion | - Asignacion | * Asignacion | / barra | % <text:tab/><text:tab/> Asignacion | ! | &amp; logico1 | | logico2 | &lt; relacion | &gt; realcion <text:s/>| = realcion2 <text:s/></text:p>
      <text:p text:style-name="Preformatted_20_Text"><text:tab/> car3 Identificador | com_doble Cadena | del Token | car5 Opciones |</text:p>
      <text:p text:style-name="Preformatted_20_Text"><text:tab/> coma | punto_coma| ( | ) |</text:p>
      <text:p text:style-name="Preformatted_20_Text"/>
      <text:p text:style-name="Preformatted_20_Text"><text:tab/>Numero -&gt; digito Numero | ?</text:p>
      <text:p text:style-name="Preformatted_20_Text"><text:tab/>Asignacion -&gt; <text:s/>=| ?</text:p>
      <text:p text:style-name="Preformatted_20_Text"><text:tab/>barra -&gt; = | * comentario1 | ?</text:p>
      <text:p text:style-name="Preformatted_20_Text"><text:tab/>comentario1 -&gt; letra comentario1 |digito comentario1 | car1 cometario1| *comentario2</text:p>
      <text:p text:style-name="Preformatted_20_Text"><text:tab/>comentario2 -&gt; letra comentario1 |digito comentario1 | car2 cometario1| /</text:p>
      <text:p text:style-name="Preformatted_20_Text"><text:tab/>logico1 -&gt; &amp; </text:p>
      <text:p text:style-name="Preformatted_20_Text"><text:tab/>logico2 -&gt; |</text:p>
      <text:p text:style-name="Preformatted_20_Text"><text:tab/>relacion -&gt; = | ?</text:p>
      <text:p text:style-name="Preformatted_20_Text"><text:tab/>relacion2 -&gt; = | ?</text:p>
      <text:p text:style-name="Preformatted_20_Text"><text:tab/>Identificador -&gt; car3 Identificador | ? </text:p>
      <text:p text:style-name="Preformatted_20_Text"><text:tab/>Cadena -&gt; car4 Cadena | ?</text:p>
      <text:p text:style-name="Preformatted_20_Text"><text:tab/>Opciones -&gt; car5 Opciones| punto Sentnecia | = Sentencia <text:s/>|? </text:p>
      <text:p text:style-name="Preformatted_20_Text"><text:tab/>Sentencia -&gt; car5 Sentencia | [ Vector | ?</text:p>
      <text:p text:style-name="Preformatted_20_Text"><text:tab/>Vector -&gt; car5 Vector | ] Vector | ? </text:p>
      <text:p text:style-name="Preformatted_20_Text"/>
      <text:p text:style-name="Preformatted_20_Text">Donde:</text:p>
      <text:p text:style-name="Preformatted_20_Text"/>
      <text:p text:style-name="Preformatted_20_Text">barra_comentario =&gt; /</text:p>
      <text:p text:style-name="Preformatted_20_Text">com_doble =&gt; "</text:p>
      <text:p text:style-name="Preformatted_20_Text">subrayado =&gt; _</text:p>
      <text:p text:style-name="Preformatted_20_Text">del =&gt; espacio, \t, \r</text:p>
      <text:p text:style-name="Preformatted_20_Text">salto_linea =&gt; \n</text:p>
      <text:p text:style-name="Preformatted_20_Text">punto =&gt; . </text:p>
      <text:p text:style-name="Preformatted_20_Text">coma =&gt; ,</text:p>
      <text:p text:style-name="Preformatted_20_Text">punto_coma =&gt; ;</text:p>
      <text:p text:style-name="Preformatted_20_Text">letra =&gt; cualquier letra del alfabeto</text:p>
      <text:p text:style-name="Preformatted_20_Text">digito =&gt; 0, 1, 2, 3, 4, 5, 6, 7, 8, 9</text:p>
      <text:p text:style-name="Preformatted_20_Text">car1 =&gt; cualquier_caracter</text:p>
      <text:p text:style-name="Preformatted_20_Text">car2 =&gt; cualquier _caracter - barra_comentario</text:p>
      <text:p text:style-name="Preformatted_20_Text">car3 =&gt; cualquier_letra U digito U subrayado</text:p>
      <text:p text:style-name="Preformatted_20_Text">car4 =&gt; cualquier caracter - salto_linea - com_doble</text:p>
      <text:p text:style-name="Preformatted_20_Text">car5 =&gt; cualquier letra U digito U cualquier_caracter - { *,/,+,-,$,%,punto,coma,punto_coma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33" meta:word-count="229" meta:character-count="1239"/>
    <meta:generator>OpenOffice.org/3.2$Linux OpenOffice.org_project/320m12$Build-9483</meta:generator>
  </office:meta>
</office:document-meta>
</file>